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ileReplicator.createFile( final File parent ,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Replicator.getFil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Replicator.remov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FileReplicator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FileReplicator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FileReplicator.createAndAddFile( final File parent , final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FileReplicator.removeFile( 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FileReplicator.DefaultFileReplicator( final File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Replicator.createFilename( final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Replicator.allocateFile( final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FileReplicator.replicateFile( final FileObject srcFile , final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FileReplicator.deleteFil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FileReplicator.DefaultFileRepli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FileReplicator.addFile( 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